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GDP (current USD)</text:p>
          </table:table-cell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string" calcext:value-type="string">
            <text:p>53,750,911,865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string" calcext:value-type="string">
            <text:p>47,758,736,931.8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string" calcext:value-type="string">
            <text:p>43,047,309,305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string" calcext:value-type="string">
            <text:p>41,435,533,340.4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string" calcext:value-type="string">
            <text:p>48,533,659,592.2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46,523,420,074.4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42,927,454,291.5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43,535,051,482.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37,128,694,028.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37,388,122,046.1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47,797,551,587.9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string" calcext:value-type="string">
            <text:p>39,697,891,351.9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string" calcext:value-type="string">
            <text:p>30,183,575,103.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string" calcext:value-type="string">
            <text:p>26,097,677,571.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string" calcext:value-type="string">
            <text:p>22,627,507,451.6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string" calcext:value-type="string">
            <text:p>18,781,721,376.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string" calcext:value-type="string">
            <text:p>14,259,781,159.0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string" calcext:value-type="string">
            <text:p>12,237,388,001.7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string" calcext:value-type="string">
            <text:p>11,524,776,866.6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string" calcext:value-type="string">
            <text:p>10,971,583,944.8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string" calcext:value-type="string">
            <text:p>11,239,547,691.0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string" calcext:value-type="string">
            <text:p>10,118,631,851.5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string" calcext:value-type="string">
            <text:p>8,382,519,637.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4">00/00/0000</text:date>, <text:time style:data-style-name="N2" text:time-value="12:11:46.548137376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5T11:53:43.500518117</meta:creation-date>
    <dc:date>2022-06-14T15:27:05.183133237</dc:date>
    <meta:editing-duration>PT4H19M</meta:editing-duration>
    <meta:editing-cycles>97</meta:editing-cycles>
    <meta:generator>LibreOffice/7.2.6.2$Linux_X86_64 LibreOffice_project/20$Build-2</meta:generator>
    <meta:document-statistic meta:table-count="1" meta:cell-count="48" meta:object-count="0"/>
  </office:meta>
</office:document-meta>
</file>